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99ff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ae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0099ff" draw:marker-start="Arrow" draw:marker-start-width="0.457cm" draw:marker-end="" draw:marker-end-width="0.457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75cm" svg:y1="6.785cm" svg:x2="13.27cm" svg:y2="6.785cm">
          <text:p text:style-name="P2"/>
        </draw:line>
        <draw:frame draw:style-name="gr2" draw:text-style-name="P2" draw:layer="layout" svg:width="4.445cm" svg:height="0.963cm" svg:x="2.27cm" svg:y="5.887cm">
          <draw:text-box>
            <text:p text:style-name="P2">interface</text:p>
          </draw:text-box>
        </draw:frame>
        <draw:line draw:style-name="gr3" draw:text-style-name="P1" draw:layer="layout" svg:x1="7.555cm" svg:y1="1.07cm" svg:x2="7.555cm" svg:y2="12.5cm">
          <text:p text:style-name="P2"/>
        </draw:line>
        <draw:frame draw:style-name="gr2" draw:text-style-name="P2" draw:layer="layout" svg:width="2.997cm" svg:height="0.963cm" draw:transform="rotate (1.5707963267946) translate (6.587cm 3.275cm)">
          <draw:text-box>
            <text:p text:style-name="P2">normal</text:p>
          </draw:text-box>
        </draw:frame>
        <draw:line draw:style-name="gr4" draw:text-style-name="P1" draw:layer="layout" svg:x1="7.555cm" svg:y1="6.785cm" svg:x2="1.84cm" svg:y2="1.07cm">
          <text:p text:style-name="P2"/>
        </draw:line>
        <draw:line draw:style-name="gr5" draw:text-style-name="P1" draw:layer="layout" svg:x1="7.555cm" svg:y1="6.785cm" svg:x2="10.73cm" svg:y2="13.135cm">
          <text:p text:style-name="P2"/>
        </draw:line>
        <draw:frame draw:style-name="gr6" draw:layer="layout" svg:width="1.432cm" svg:height="1.27cm" svg:x="5.495cm" svg:y="3.0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.45cm" svg:height="1.27cm" svg:x="7.855cm" svg:y="10.5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1" draw:layer="layout" svg:width="1.62cm" svg:height="1.27cm" svg:x="5.935cm" svg:y="4.88cm">
          <text:p text:style-name="P2"/>
          <draw:enhanced-geometry svg:viewBox="0 0 21600 21600" draw:type="block-arc" draw:modifiers="-152.993547799612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27cm" svg:height="1.27cm" svg:x="7.555cm" svg:y="8.39cm">
          <text:p text:style-name="P2"/>
          <draw:enhanced-geometry svg:viewBox="0 0 21600 21600" draw:type="block-arc" draw:modifiers="22.4306292483855 10488.92726854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8" draw:text-style-name="P1" draw:layer="layout" svg:x1="5.015cm" svg:y1="4.245cm" svg:x2="1.841cm" svg:y2="1.071cm">
          <text:p text:style-name="P2"/>
        </draw:line>
        <draw:frame draw:style-name="gr6" draw:layer="layout" svg:width="1.262cm" svg:height="1.27cm" svg:x="10.73cm" svg:y="4.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.28cm" svg:height="1.27cm" svg:x="10.738cm" svg:y="7.42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32cm" fo:margin-bottom="0.432cm" fo:margin-left="0.432cm" fo:margin-right="0.432cm" fo:page-width="15.24cm" fo:page-height="13.9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Ben</meta:initial-creator>
    <meta:creation-date>2009-01-20T13:19:54</meta:creation-date>
    <dc:creator>Ben</dc:creator>
    <dc:date>2009-01-20T13:39:37</dc:date>
    <meta:editing-cycles>2</meta:editing-cycles>
    <meta:editing-duration>PT4M2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φ</math:mo>
      <math:mn>1</math:mn>
    </math:msub>
    <math:annotation math:encoding="StarMath 5.0">%phi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 math:stretchy="false">φ</math:mo>
      <math:mn>2</math:mn>
    </math:msub>
    <math:annotation math:encoding="StarMath 5.0">%phi_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n</math:mi>
      <math:mn>1</math:mn>
    </math:msub>
    <math:annotation math:encoding="StarMath 5.0">n_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n</math:mi>
      <math:mn>2</math:mn>
    </math:msub>
    <math:annotation math:encoding="StarMath 5.0">n_2</math:annotation>
  </math:semantics>
</math:math>
</file>